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line-height="150%">
        <style:tab-stops>
          <style:tab-stop style:position="1cm"/>
          <style:tab-stop style:position="2cm"/>
          <style:tab-stop style:position="11cm"/>
          <style:tab-stop style:position="13cm"/>
        </style:tab-stops>
      </style:paragraph-properties>
      <style:text-properties style:font-name="Liberation Sans"/>
    </style:style>
    <style:style style:name="P3" style:family="paragraph" style:parent-style-name="Standard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>
        <style:tab-stops>
          <style:tab-stop style:position="1cm"/>
          <style:tab-stop style:position="2cm"/>
          <style:tab-stop style:position="11cm"/>
          <style:tab-stop style:position="13cm"/>
        </style:tab-stops>
      </style:paragraph-properties>
      <style:text-properties style:font-name="Liberation Sans" style:text-underline-style="solid" style:text-underline-width="auto" style:text-underline-color="font-color"/>
    </style:style>
    <style:style style:name="T1" style:family="text">
      <style:text-properties fo:font-size="10pt" fo:font-style="italic" fo:font-weight="normal" style:font-size-asian="8.75pt" style:font-style-asian="italic" style:font-weight-asian="normal" style:font-size-complex="10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eatureliste Grand Theft Rogue</text:p>
      <text:p text:style-name="P3"><text:tab/><text:span text:style-name="T1">v. Maximilian S., Robert, Pascal u. Antonio</text:span></text:p>
      <text:p text:style-name="P3"/>
      <text:p text:style-name="P3"/>
      <text:p text:style-name="P1"/>
      <text:p text:style-name="P1">1 … am unwichtigsten/am leichtesten</text:p>
      <text:p text:style-name="P1">…</text:p>
      <text:p text:style-name="P1">10 … am wichtigsten/am aufwendigsten</text:p>
      <text:p text:style-name="P1"/>
      <text:p text:style-name="P1"/>
      <text:p text:style-name="P1"/>
      <text:p text:style-name="P4">Punkt<text:tab/><text:tab/>Wichtigkt.<text:tab/>Aufwand</text:p>
      <text:p text:style-name="P2"/>
      <text:p text:style-name="P2">Tastaturbelegung(en)<text:tab/>9<text:tab/>4</text:p>
      <text:p text:style-name="P2"><text:tab/>WASD-Steuerung<text:tab/>2<text:tab/>1</text:p>
      <text:p text:style-name="P2"><text:tab/>entw. Tastaturbelegung abhängig vom Bildschirm<text:tab/>4<text:tab/>6</text:p>
      <text:p text:style-name="P2"><text:tab/><text:tab/>ober überall gleich<text:tab/>4<text:tab/>2<text:tab/></text:p>
      <text:p text:style-name="P2">Karten/Level/Menübildschirme:</text:p>
      <text:p text:style-name="P2"><text:tab/>Erstellen einer ersten Oberweltkarte<text:tab/>10<text:tab/>≥ 2,5</text:p>
      <text:p text:style-name="P2"><text:tab/>Startbildschirm<text:tab/>10<text:tab/>1,5</text:p>
      <text:p text:style-name="P2"><text:tab/>Endbildschirm:</text:p>
      <text:p text:style-name="P2"><text:tab/><text:tab/>Spiel gewonnen<text:tab/>10<text:tab/>1,5</text:p>
      <text:p text:style-name="P2"><text:tab/><text:tab/>Spiel verloren<text:tab/>10<text:tab/>1,5</text:p>
      <text:p text:style-name="P2"><text:tab/>Erstellen anderer Karten/Level<text:tab/>5<text:tab/>≥ 5</text:p>
      <text:p text:style-name="P2"><text:tab/>Erstellen der Menübildschirme:</text:p>
      <text:p text:style-name="P2"><text:tab/><text:tab/>Inventar<text:tab/>4<text:tab/>≥ 5</text:p>
      <text:p text:style-name="P2"><text:tab/>Karte aus Textdatei laden<text:tab/>8<text:tab/>2</text:p>
      <text:p text:style-name="P2"><text:tab/>Wechsel von einer Karte in eine andere (z. B. bei</text:p>
      <text:p text:style-name="P2"><text:tab/><text:tab/>Betreten eines Hauses)<text:tab/>6<text:tab/>5</text:p>
      <text:p text:style-name="P2"><text:tab/>Handhabung der Darstellung der Karte, wenn sie<text:tab/>7<text:tab/>7</text:p>
      <text:p text:style-name="P2"><text:tab/><text:tab/>zu groß für den Spielbildschirm ist<text:tab/></text:p>
      <text:p text:style-name="P2">Waffen:</text:p>
      <text:p text:style-name="P2"><text:tab/>Spezifizierung in YAML-Datei<text:tab/>6<text:tab/>2</text:p>
      <text:p text:style-name="P2"><text:tab/>Lesen von Waffen aus YAML-Datei<text:tab/>6<text:tab/>3</text:p>
      <text:p text:style-name="P2"><text:tab/>Aufrüsten der Waffen<text:tab/>3<text:tab/>5<text:tab/></text:p>
      <text:p text:style-name="P2">Hauptfigur:</text:p>
      <text:p text:style-name="P2"><text:tab/>Attribute<text:tab/>6<text:tab/>3</text:p>
      <text:p text:style-name="P2">NPCs:</text:p>
      <text:p text:style-name="P2"><text:soft-page-break/><text:tab/>Händler<text:tab/>5<text:tab/>6</text:p>
      <text:p text:style-name="P2"><text:tab/>Storyteller<text:tab/>5<text:tab/>5</text:p>
      <text:p text:style-name="P2"><text:tab/>Gegner</text:p>
      <text:p text:style-name="P2"><text:tab/><text:tab/>Spezifizierung in YAML-Datei<text:tab/>6<text:tab/>2</text:p>
      <text:p text:style-name="P2"><text:tab/><text:tab/>Lesen aus YAML-Datei<text:tab/>6<text:tab/>3</text:p>
      <text:p text:style-name="P2"/>
      <text:p text:style-name="P2">Wünsche:</text:p>
      <text:p text:style-name="P2"><text:tab/>Tag-Nacht-Zyklus mit Sichtweitenbeschränkung<text:tab/>1<text:tab/>8</text:p>
      <text:p text:style-name="P2">Story<text:tab/><text:tab/><text:tab/>6<text:tab/>2</text:p>
      <text:p text:style-name="P2">Kampfsystem:</text:p>
      <text:p text:style-name="P2"><text:tab/>Schießen<text:tab/></text:p>
      <text:p text:style-name="P2"><text:tab/><text:tab/>Animation bei Treffen des Gegners<text:tab/>5<text:tab/>3</text:p>
      <text:p text:style-name="P2"><text:tab/><text:tab/>Animation bei Danebenschießen<text:tab/>5<text:tab/>3</text:p>
      <text:p text:style-name="P2"><text:tab/></text:p>
      <text:p text:style-name="P2"><text:tab/>Auswirkungen:</text:p>
      <text:p text:style-name="P2"><text:tab/><text:tab/>Ändern der gegn. Statuswerte<text:tab/>6<text:tab/>3<text:tab/></text:p>
      <text:p text:style-name="P2"><text:tab/><text:tab/>Ändern der eigenen Statuswerte<text:tab/>6<text:tab/>3</text:p>
      <text:p text:style-name="P2"><text:tab/><text:tab/>Umgebungsschaden<text:tab/>2<text:tab/>3<text:tab/></text:p>
      <text:p text:style-name="P2"><text:tab/>Start der Kämpfe<text:tab/>6<text:tab/>3</text:p>
      <text:p text:style-name="P2"><text:tab/>Ablauf eines Kampfes<text:tab/>6<text:tab/>3</text:p>
      <text:p text:style-name="P2"><text:tab/>Beendigung eines Kampfes</text:p>
      <text:p text:style-name="P2"><text:tab/><text:tab/>positiver Ausgang<text:tab/>6<text:tab/>2</text:p>
      <text:p text:style-name="P2"><text:tab/><text:tab/>Tod<text:tab/>6<text:tab/>2</text:p>
      <text:p text:style-name="P2"><text:tab/><text:tab/></text:p>
      <text:p text:style-name="P2"/>
      <text:p text:style-name="P2"><text:tab/><text:tab/><text:tab/><text:tab/></text:p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6T23:00:31</meta:creation-date>
    <dc:date>2013-03-07T16:37:02</dc:date>
    <meta:editing-duration>PT2H13M23S</meta:editing-duration>
    <meta:editing-cycles>78</meta:editing-cycles>
    <meta:generator>LibreOffice/3.5$Linux_x86 LibreOffice_project/350m1$Build-2</meta:generator>
    <meta:document-statistic meta:table-count="0" meta:image-count="0" meta:object-count="0" meta:page-count="2" meta:paragraph-count="56" meta:word-count="211" meta:character-count="1342" meta:non-whitespace-character-count="1111"/>
  </office:meta>
</office:document-meta>
</file>